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7.7in" style:page-number="auto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1in"/>
    </style:style>
    <style:style style:name="Table1.1" style:family="table-row">
      <style:table-row-properties style:row-height="1.3333in"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P1" style:family="paragraph" style:parent-style-name="Standard">
      <style:paragraph-properties fo:margin-left="0.0972in" fo:margin-right="0.0972in" fo:text-indent="0in" style:auto-text-indent="false" style:snap-to-layout-grid="false"/>
    </style:style>
    <style:style style:name="P2" style:family="paragraph" style:parent-style-name="Standard">
      <style:paragraph-properties fo:margin-left="0.0972in" fo:margin-right="0.0972in" fo:line-height="200%" fo:text-indent="0in" style:auto-text-indent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.0972in" fo:margin-right="0.0972in" fo:text-indent="0in" style:auto-text-indent="false" style:snap-to-layout-grid="false"/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/>
            <text:p text:style-name="P2"><text:text-input text:description="">$Etunimi</text:text-input> <text:text-input text:description="">$Sukunimi</text:text-input></text:p>
            <text:p text:style-name="P2"><text:text-input text:description="">$Katuosoite</text:text-input></text:p>
            <text:p text:style-name="P2"><text:text-input text:description="">$Postinumero</text:text-input> <text:text-input text:description="">$Postitoimipaikka</text:text-input></text:p>
            <text:p text:style-name="P2"><text:text-input text:description="">$Maa</text:text-input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8pt" fo:language="en" fo:country="GB" style:font-name-asian="Times New Roman" style:font-size-asian="8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161in" fo:margin-bottom="0in" fo:margin-left="0.2835in" fo:margin-right="0.283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11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very Dennison Template</dc:title>
    <dc:subject>Avery Dennison Template</dc:subject>
    <dc:description>Copyright ©2006 Avery Dennison Corporation. All rights reserved.</dc:description>
    <meta:initial-creator>Avery Dennison Corporation</meta:initial-creator>
    <meta:creation-date>2004-06-15T13:54:00</meta:creation-date>
    <dc:creator>Iina Sipilä</dc:creator>
    <dc:date>2013-05-02T14:39:47</dc:date>
    <meta:editing-duration>P2171DT9H40M31S</meta:editing-duration>
    <meta:generator>OpenOffice.org/3.3$Unix OpenOffice.org_project/330m20$Build-9567</meta:generator>
    <meta:editing-cycles>2</meta:editing-cycles>
    <meta:document-statistic meta:table-count="1" meta:image-count="0" meta:object-count="0" meta:page-count="1" meta:paragraph-count="4" meta:word-count="6" meta:character-count="63"/>
  </office:meta>
</office:document-meta>
</file>